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11A0000005EF00000481EC211E66CB32E5C2.svg" manifest:media-type="image/svg+xml"/>
  <manifest:file-entry manifest:full-path="Pictures/10000201000000390000002CF80D1EB7C64578BB.png" manifest:media-type="image/png"/>
  <manifest:file-entry manifest:full-path="Pictures/1000020100000070000000570A598AD107D08EA5.png" manifest:media-type="image/png"/>
  <manifest:file-entry manifest:full-path="Pictures/10000D4D00000B96000008FD2C0B5B6FFA92DDCF.svg" manifest:media-type="image/svg+xml"/>
  <manifest:file-entry manifest:full-path="Pictures/1000020100000183000001839352BBF4B6245B5A.png" manifest:media-type="image/png"/>
  <manifest:file-entry manifest:full-path="Pictures/1000F10A000027FD000027FDA8C6F343390AF47C.svg" manifest:media-type="image/svg+xml"/>
  <manifest:file-entry manifest:full-path="Pictures/10001DE20000160E00001623B548BC16238DA977.svg" manifest:media-type="image/svg+xml"/>
  <manifest:file-entry manifest:full-path="Pictures/10000201000000D5000000D6E9BD163EB65ADD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4586" draw:marker-start-width="0.42cm" draw:marker-end-width="0.42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2.5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1.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3.495cm"/>
    </style:style>
    <style:style style:name="gr6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08cm" fo:min-width="0.718cm" fo:padding-top="0.15cm" fo:padding-bottom="0.15cm" fo:padding-left="0.275cm" fo:padding-right="0.275cm" draw:shadow="visible" draw:shadow-offset-x="0.07cm" draw:shadow-offset-y="0.07cm" draw:shadow-opacity="75%"/>
    </style:style>
    <style:style style:name="gr7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08cm" fo:min-width="0.719cm" fo:padding-top="0.15cm" fo:padding-bottom="0.15cm" fo:padding-left="0.275cm" fo:padding-right="0.275cm" draw:shadow="visible" draw:shadow-offset-x="0.07cm" draw:shadow-offset-y="0.07cm" draw:shadow-opacity="75%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Hack" fo:font-weight="normal" style:font-weight-asian="normal" style:font-weight-complex="normal"/>
    </style:style>
    <style:style style:name="P4" style:family="paragraph">
      <loext:graphic-properties draw:fill="none" draw:fill-color="#ffffff"/>
      <style:text-properties style:font-name="Hack" fo:font-weight="normal" style:font-weight-asian="normal" style:font-weight-complex="normal"/>
    </style:style>
    <style:style style:name="P5" style:family="paragraph">
      <loext:graphic-properties draw:fill-color="#c5000b" draw:opacity="100%"/>
      <style:paragraph-properties fo:text-align="center"/>
      <style:text-properties fo:color="#ffffff" style:font-name="DejaVu Sans Condensed" fo:font-size="12pt" fo:text-shadow="1pt 1pt" fo:font-weight="bold" style:font-size-asian="12pt" style:font-weight-asian="bold" style:font-size-complex="12pt" style:font-weight-complex="bold"/>
    </style:style>
    <style:style style:name="T1" style:family="text">
      <style:text-properties style:font-name="Hack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ffffff" style:font-name="DejaVu Sans Condensed" fo:font-size="12pt" fo:text-shadow="1pt 1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851cm" svg:y1="2.89cm" svg:x2="4.667cm" svg:y2="2.552cm">
          <text:p/>
        </draw:line>
        <draw:frame draw:style-name="gr2" draw:text-style-name="P2" draw:layer="layout" svg:width="5.075cm" svg:height="4.228cm" svg:x="0.1cm" svg:y="0.354cm">
          <draw:image xlink:href="Pictures/10000D4D00000B96000008FD2C0B5B6FFA92DDCF.svg" xlink:type="simple" xlink:show="embed" xlink:actuate="onLoad">
            <text:p/>
          </draw:image>
          <draw:image xlink:href="Pictures/1000020100000070000000570A598AD107D08EA5.png" xlink:type="simple" xlink:show="embed" xlink:actuate="onLoad"/>
        </draw:frame>
        <draw:frame draw:style-name="gr2" draw:text-style-name="P2" draw:layer="layout" svg:width="2.537cm" svg:height="2.537cm" svg:x="14.363cm" svg:y="0.1cm">
          <draw:image xlink:href="Pictures/1000F10A000027FD000027FDA8C6F343390AF47C.svg" xlink:type="simple" xlink:show="embed" xlink:actuate="onLoad">
            <text:p/>
          </draw:image>
          <draw:image xlink:href="Pictures/1000020100000183000001839352BBF4B6245B5A.png" xlink:type="simple" xlink:show="embed" xlink:actuate="onLoad"/>
        </draw:frame>
        <draw:frame draw:style-name="gr2" draw:text-style-name="P2" draw:layer="layout" svg:width="2.537cm" svg:height="2.537cm" svg:x="13.463cm" svg:y="2.383cm">
          <draw:image xlink:href="Pictures/1000F10A000027FD000027FDA8C6F343390AF47C.svg" xlink:type="simple" xlink:show="embed" xlink:actuate="onLoad">
            <text:p/>
          </draw:image>
          <draw:image xlink:href="Pictures/1000020100000183000001839352BBF4B6245B5A.png" xlink:type="simple" xlink:show="embed" xlink:actuate="onLoad"/>
        </draw:frame>
        <draw:line draw:style-name="gr1" draw:text-style-name="P1" draw:layer="layout" svg:x1="5.851cm" svg:y1="2.891cm" svg:x2="5.513cm" svg:y2="2.468cm">
          <text:p/>
        </draw:line>
        <draw:line draw:style-name="gr1" draw:text-style-name="P1" draw:layer="layout" svg:x1="6.528cm" svg:y1="2.806cm" svg:x2="5.513cm" svg:y2="2.468cm">
          <text:p/>
        </draw:line>
        <draw:line draw:style-name="gr1" draw:text-style-name="P1" draw:layer="layout" svg:x1="10.334cm" svg:y1="2.806cm" svg:x2="8.05cm" svg:y2="2.806cm">
          <text:p/>
        </draw:line>
        <draw:line draw:style-name="gr1" draw:text-style-name="P1" draw:layer="layout" svg:x1="14.817cm" svg:y1="1.368cm" svg:x2="11.772cm" svg:y2="2.383cm">
          <text:p/>
        </draw:line>
        <draw:line draw:style-name="gr1" draw:text-style-name="P1" draw:layer="layout" svg:x1="14.056cm" svg:y1="3.567cm" svg:x2="11.772cm" svg:y2="2.975cm">
          <text:p/>
        </draw:line>
        <draw:frame draw:style-name="gr3" draw:text-style-name="P4" draw:layer="layout" svg:width="3.003cm" svg:height="0.836cm" svg:x="0.988cm" svg:y="1.97cm">
          <draw:text-box>
            <text:p text:style-name="P3"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4" draw:text-style-name="P4" draw:layer="layout" svg:width="2.576cm" svg:height="0.836cm" svg:x="6.105cm" svg:y="1.199cm">
          <draw:text-box>
            <text:p text:style-name="P3"><text:span text:style-name="T1">routeur</text:span></text:p>
          </draw:text-box>
        </draw:frame>
        <draw:frame draw:style-name="gr5" draw:text-style-name="P4" draw:layer="layout" svg:width="3.995cm" svg:height="0.836cm" svg:x="9.403cm" svg:y="1.199cm">
          <draw:text-box>
            <text:p text:style-name="P3"><text:span text:style-name="T1">commutat</text:span><text:span text:style-name="T1">eur</text:span></text:p>
          </draw:text-box>
        </draw:frame>
        <draw:custom-shape draw:style-name="gr6" draw:text-style-name="P5" draw:layer="layout" svg:width="1.268cm" svg:height="0.508cm" svg:x="13.971cm" svg:y="1.199cm">
          <text:p text:style-name="P1"><text:span text:style-name="T2">eth0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69cm" svg:height="0.508cm" svg:x="12.871cm" svg:y="3.313cm">
          <text:p text:style-name="P1"><text:span text:style-name="T2">eth0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6cm" svg:height="2.96cm" svg:x="5.936cm" svg:y="1.368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2" draw:text-style-name="P2" draw:layer="layout" svg:width="2.03cm" svg:height="1.522cm" svg:x="10.165cm" svg:y="2.045cm">
          <draw:image xlink:href="Pictures/100011A0000005EF00000481EC211E66CB32E5C2.svg" xlink:type="simple" xlink:show="embed" xlink:actuate="onLoad">
            <text:p/>
          </draw:image>
          <draw:image xlink:href="Pictures/10000201000000390000002CF80D1EB7C64578BB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4-02-01T14:26:43.610684358</meta:creation-date>
    <dc:date>2018-01-22T18:53:24.734955930</dc:date>
    <dc:creator>Philippe Latu</dc:creator>
    <meta:editing-duration>PT30M44S</meta:editing-duration>
    <meta:editing-cycles>16</meta:editing-cycles>
    <meta:generator>LibreOffice/5.4.4.2$Linux_X86_64 LibreOffice_project/40m0$Build-2</meta:generator>
    <meta:document-statistic meta:object-count="16"/>
  </office:meta>
</office:document-meta>
</file>